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FB0000014770AB5E92EC70298D.png" manifest:media-type="image/png"/>
  <manifest:file-entry manifest:full-path="Pictures/10000000000005E200000132AE2C8DBD4A3680B0.png" manifest:media-type="image/png"/>
  <manifest:file-entry manifest:full-path="Pictures/10000000000006650000014F53970606DD0C64E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937cm, 1.759cm, 1.158cm, 4.821cm)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37cm" fo:min-width="14.96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948cm" fo:min-width="14.94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312cm, 3.994cm, 1.363cm, 3.749cm)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99cm, 24.73cm, 1.332cm, 3.399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4.8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5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93cm" fo:min-width="2.51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style:font-name="Latin Modern Sans Demi Cond" fo:font-size="18pt" style:font-size-asian="26pt" style:font-size-complex="2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Latin Modern Sans Demi Cond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Latin Modern Sans Demi Cond" style:font-size-asian="26pt" style:font-size-complex="26pt"/>
    </style:style>
    <style:style style:name="T2" style:family="text">
      <style:text-properties style:font-name="Latin Modern Sans Demi Con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5.499cm" svg:height="3.757cm" svg:x="3.75cm" svg:y="13.85cm">
                <draw:image xlink:href="Pictures/10000000000005E200000132AE2C8DBD4A3680B0.png" xlink:type="simple" xlink:show="embed" xlink:actuate="onLoad" draw:mime-type="image/png">
                  <text:p/>
                </draw:image>
              </draw:frame>
              <draw:custom-shape draw:style-name="gr2" draw:text-style-name="P2" draw:layer="layout" svg:width="15.464cm" svg:height="0.587cm" svg:x="3.25cm" svg:y="17.5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" draw:text-style-name="P3" draw:layer="layout" svg:width="15.5cm" svg:height="4.25cm" svg:x="3.75cm" svg:y="13.7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frame draw:style-name="gr4" draw:text-style-name="P1" draw:layer="layout" svg:width="15.499cm" svg:height="3.736cm" svg:x="3.75cm" svg:y="2.564cm">
              <draw:image xlink:href="Pictures/10000000000006650000014F53970606DD0C64ED.png" xlink:type="simple" xlink:show="embed" xlink:actuate="onLoad" draw:mime-type="image/png">
                <text:p/>
              </draw:image>
            </draw:frame>
            <draw:custom-shape draw:style-name="gr3" draw:text-style-name="P3" draw:layer="layout" svg:width="15.5cm" svg:height="4.25cm" svg:x="3.75cm" svg:y="2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5" draw:layer="layout" svg:width="3.384cm" svg:height="1.144cm" svg:x="16.366cm" svg:y="6.508cm">
            <draw:text-box>
              <text:p text:style-name="P4"><text:span text:style-name="T1">Time (ns)</text:span></text:p>
            </draw:text-box>
          </draw:frame>
          <draw:frame draw:style-name="gr6" draw:text-style-name="P7" draw:layer="layout" svg:width="4.7cm" svg:height="1.144cm" draw:transform="rotate (1.5707963267949) translate (2.312cm 6.6cm)">
            <draw:text-box>
              <text:p text:style-name="P6"><text:span text:style-name="T2">Amplitude (mV)</text:span></text:p>
            </draw:text-box>
          </draw:frame>
        </draw:g>
        <draw:g>
          <draw:g>
            <draw:g>
              <draw:frame draw:style-name="gr7" draw:text-style-name="P8" draw:layer="layout" svg:width="15.399cm" svg:height="3.749cm" svg:x="3.85cm" svg:y="8.019cm">
                <draw:image xlink:href="Pictures/10000000000006FB0000014770AB5E92EC70298D.png" xlink:type="simple" xlink:show="embed" xlink:actuate="onLoad" draw:mime-type="image/png">
                  <text:p/>
                </draw:image>
              </draw:frame>
              <draw:custom-shape draw:style-name="gr8" draw:text-style-name="P9" draw:layer="layout" svg:width="15.35cm" svg:height="0.75cm" svg:x="5.25cm" svg:y="11.4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9" draw:layer="layout" svg:width="2cm" svg:height="0.75cm" svg:x="3cm" svg:y="11.6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3.019cm" svg:height="0.343cm" draw:transform="rotate (1.5707963267949) translate (3.657cm 11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" draw:text-style-name="P3" draw:layer="layout" svg:width="15.5cm" svg:height="4.25cm" svg:x="3.75cm" svg:y="7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7" draw:layer="layout" svg:width="4.7cm" svg:height="1.144cm" draw:transform="rotate (1.5707963267949) translate (2.312cm 12.1cm)">
            <draw:text-box>
              <text:p text:style-name="P6"><text:span text:style-name="T2">Amplitude (mV)</text:span></text:p>
            </draw:text-box>
          </draw:frame>
          <draw:frame draw:style-name="gr5" draw:text-style-name="P5" draw:layer="layout" svg:width="3.384cm" svg:height="1.144cm" svg:x="16.366cm" svg:y="12.008cm">
            <draw:text-box>
              <text:p text:style-name="P4"><text:span text:style-name="T1">Time (ns)</text:span></text:p>
            </draw:text-box>
          </draw:frame>
        </draw:g>
        <draw:frame draw:style-name="gr5" draw:text-style-name="P5" draw:layer="layout" svg:width="3.384cm" svg:height="1.144cm" svg:x="16.366cm" svg:y="17.808cm">
          <draw:text-box>
            <text:p text:style-name="P4"><text:span text:style-name="T1">Time (ns)</text:span></text:p>
          </draw:text-box>
        </draw:frame>
        <draw:frame draw:style-name="gr6" draw:text-style-name="P7" draw:layer="layout" svg:width="4.7cm" svg:height="1.144cm" draw:transform="rotate (1.5707963267949) translate (2.312cm 18.1cm)">
          <draw:text-box>
            <text:p text:style-name="P6"><text:span text:style-name="T2">Amplitude (mV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0-22T23:05:44.112362964</dc:date>
    <meta:editing-duration>PT13M55S</meta:editing-duration>
    <meta:editing-cycles>3</meta:editing-cycles>
    <meta:generator>LibreOffice/7.0.2.2$Linux_X86_64 LibreOffice_project/00$Build-2</meta:generator>
    <meta:document-statistic meta:object-count="24"/>
  </office:meta>
</office:document-meta>
</file>